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8pt" fo:font-weight="bold" officeooo:rsid="0017aa27" officeooo:paragraph-rsid="0017aa27" style:font-size-asian="8pt" style:font-weight-asian="bold" style:font-size-complex="8pt" style:font-weight-complex="bold"/>
    </style:style>
    <style:style style:name="P2" style:family="paragraph" style:parent-style-name="Standard">
      <style:text-properties fo:font-size="8pt" fo:font-weight="bold" officeooo:rsid="00191d04" officeooo:paragraph-rsid="00191d04" style:font-size-asian="8pt" style:font-weight-asian="bold" style:font-size-complex="8pt" style:font-weight-complex="bold"/>
    </style:style>
    <style:style style:name="P3" style:family="paragraph" style:parent-style-name="Standard">
      <style:text-properties fo:font-size="8pt" fo:font-weight="bold" officeooo:rsid="001a6cdd" officeooo:paragraph-rsid="001a6cdd" style:font-size-asian="8pt" style:font-weight-asian="bold" style:font-size-complex="8pt" style:font-weight-complex="bold"/>
    </style:style>
    <style:style style:name="T1" style:family="text">
      <style:text-properties officeooo:rsid="00191d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6502 OSI BASIC</text:p>
      <text:p text:style-name="P1">V<text:span text:style-name="T1">ER </text:span>1.0 <text:s/>R<text:span text:style-name="T1">EV </text:span>3.2</text:p>
      <text:p text:style-name="P1">© 1977 MICROSOFT</text:p>
      <text:p text:style-name="P1"/>
      <text:p text:style-name="P1">6809 CO<text:span text:style-name="T1">CO</text:span>/EXT BASIC</text:p>
      <text:p text:style-name="P1">© 1982 MICROSOFT</text:p>
      <text:p text:style-name="P1"/>
      <text:p text:style-name="P1">Z80 NASCOM BASIC</text:p>
      <text:p text:style-name="P1">V<text:span text:style-name="T1">ER </text:span>4.7b</text:p>
      <text:p text:style-name="P1">© 1978 MICROSOFT</text:p>
      <text:p text:style-name="P1"/>
      <text:p text:style-name="P2">6802 SMITHBUG</text:p>
      <text:p text:style-name="P2">V2+</text:p>
      <text:p text:style-name="P2"/>
      <text:p text:style-name="P3">68000 TUTOR</text:p>
      <text:p text:style-name="P3">VER 1.3</text:p>
      <text:p text:style-name="P3"/>
      <text:p text:style-name="P3">68000 TUTOR</text:p>
      <text:p text:style-name="P3">VER 1.3</text:p>
      <text:p text:style-name="P3"/>
      <text:p text:style-name="P3">68000 TUTOR</text:p>
      <text:p text:style-name="P3">VER 1.3</text:p>
      <text:p text:style-name="P3"/>
      <text:p text:style-name="P3"/>
      <text:p text:style-name="P2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3T10:23:10.848000000</meta:creation-date>
    <meta:print-date>2023-03-03T13:06:37.060000000</meta:print-date>
    <dc:date>2023-03-03T13:15:48.860000000</dc:date>
    <meta:editing-duration>PT1M57S</meta:editing-duration>
    <meta:editing-cycles>1</meta:editing-cycles>
    <meta:document-statistic meta:table-count="0" meta:image-count="0" meta:object-count="0" meta:page-count="1" meta:paragraph-count="16" meta:word-count="39" meta:character-count="191" meta:non-whitespace-character-count="167"/>
    <meta:generator>LibreOffice/7.3.4.2$Windows_X86_64 LibreOffice_project/728fec16bd5f605073805c3c9e7c4212a0120dc5</meta:generator>
  </office:meta>
</office:document-meta>
</file>